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="solid" draw:fill-color="#99cc99" fo:min-height="8.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="solid" draw:fill-color="#99cc99" fo:min-height="4.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8.8cm" svg:x="1.4cm" svg:y="6.2cm" presentation:class="subtitle" presentation:user-transformed="true">
          <draw:text-box>
            <text:p>Jenkins</text:p>
            <text:p/>
            <text:p>Referred from: http://www.tutorialspoint.com/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Installing 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Setting up Git with 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Jenkins-Configu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Jenkins-Management </text:p>
            <text:p/>
            <text:p>(Manage Jenkins option on the dashboard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Jenkins-Management </text:p>
            <text:p/>
            <text:p>(Manage Jenkins option on the dashboard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Setting Up Build Job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layer="layout" svg:width="25.199cm" svg:height="4.8cm" svg:x="1.4cm" svg:y="7.2cm" presentation:class="subtitle" presentation:user-transformed="true">
          <draw:text-box>
            <text:p>Setting Up Build Job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41:37.518286352</meta:creation-date>
    <dc:date>2016-01-28T15:17:21.009934721</dc:date>
    <meta:editing-duration>PT5M23S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